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Arial" fo:font-size="11pt" officeooo:paragraph-rsid="000021c4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021c4" style:font-size-asian="11pt" style:font-style-asian="italic" style:font-size-complex="11pt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021c4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weight="bold" officeooo:rsid="000021c4" officeooo:paragraph-rsid="000021c4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paragraph-rsid="000021c4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021c4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1b39a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021c4" officeooo:paragraph-rsid="0001b39a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able_20_Contents">
      <style:text-properties fo:font-weight="bold" officeooo:paragraph-rsid="0005a5b9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font-weight="bold" officeooo:rsid="000021c4" officeooo:paragraph-rsid="0005a5b9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officeooo:rsid="00093f40" officeooo:paragraph-rsid="0005a5b9"/>
    </style:style>
    <style:style style:name="P12" style:family="paragraph" style:parent-style-name="Table_20_Contents" style:list-style-name="Numerazione_20_UC">
      <style:paragraph-properties fo:text-align="start" style:justify-single-word="false"/>
      <style:text-properties officeooo:paragraph-rsid="0005a5b9"/>
    </style:style>
    <style:style style:name="P13" style:family="paragraph" style:parent-style-name="Table_20_Contents">
      <style:text-properties officeooo:rsid="0008c033" officeooo:paragraph-rsid="0005a5b9"/>
    </style:style>
    <style:style style:name="P14" style:family="paragraph" style:parent-style-name="Table_20_Contents">
      <style:text-properties officeooo:rsid="000c4c67" officeooo:paragraph-rsid="0005a5b9"/>
    </style:style>
    <style:style style:name="P15" style:family="paragraph" style:parent-style-name="Table_20_Contents">
      <style:text-properties officeooo:paragraph-rsid="0005a5b9"/>
    </style:style>
    <style:style style:name="P16" style:family="paragraph" style:parent-style-name="Azione_20_attore">
      <style:text-properties officeooo:rsid="000ad213" officeooo:paragraph-rsid="0005a5b9"/>
    </style:style>
    <style:style style:name="P17" style:family="paragraph" style:parent-style-name="Azione_20_attore">
      <style:text-properties officeooo:paragraph-rsid="0005a5b9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5a5b9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 style:list-style-name="L1">
      <style:paragraph-properties fo:margin-left="1.251cm" fo:margin-right="0cm" fo:text-indent="-0.635cm" style:auto-text-indent="false"/>
      <style:text-properties officeooo:paragraph-rsid="0005a5b9"/>
    </style:style>
    <style:style style:name="P20" style:family="paragraph" style:parent-style-name="Azione_20_sistema">
      <style:text-properties officeooo:rsid="000ad213" officeooo:paragraph-rsid="0005a5b9"/>
    </style:style>
    <style:style style:name="P21" style:family="paragraph" style:parent-style-name="Text_20_body">
      <style:paragraph-properties fo:text-align="center" style:justify-single-word="false"/>
      <style:text-properties officeooo:paragraph-rsid="0005a5b9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021c4"/>
    </style:style>
    <style:style style:name="T4" style:family="text">
      <style:text-properties officeooo:rsid="00033558"/>
    </style:style>
    <style:style style:name="T5" style:family="text">
      <style:text-properties officeooo:rsid="0004d4e0"/>
    </style:style>
    <style:style style:name="T6" style:family="text">
      <style:text-properties officeooo:rsid="0011615f"/>
    </style:style>
    <style:style style:name="T7" style:family="text">
      <style:text-properties fo:font-weight="normal" officeooo:rsid="000eff9b" style:font-weight-asian="normal" style:font-weight-complex="normal"/>
    </style:style>
    <style:style style:name="T8" style:family="text">
      <style:text-properties officeooo:rsid="00093f40"/>
    </style:style>
    <style:style style:name="T9" style:family="text">
      <style:text-properties officeooo:rsid="000eff9b"/>
    </style:style>
    <style:style style:name="T10" style:family="text">
      <style:text-properties officeooo:rsid="00168535"/>
    </style:style>
    <style:style style:name="T11" style:family="text">
      <style:text-properties style:font-name="Times New Roman" fo:font-size="12pt" fo:font-style="normal" fo:font-weight="normal" officeooo:rsid="000eff9b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Times New Roman" fo:font-size="12pt" fo:font-style="normal" fo:font-weight="normal" officeooo:rsid="000021c4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105d3c"/>
    </style:style>
    <style:style style:name="T14" style:family="text">
      <style:text-properties officeooo:rsid="000ad213"/>
    </style:style>
    <style:style style:name="T15" style:family="text">
      <style:text-properties officeooo:rsid="001bdef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9">Nome dello use case</text:p>
          </table:table-cell>
          <table:table-cell table:style-name="Tabella33.B1" office:value-type="string">
            <text:p text:style-name="P10">Stato Pagamenti</text:p>
          </table:table-cell>
        </table:table-row>
        <table:table-row table:style-name="Tabella33.1">
          <table:table-cell table:style-name="Tabella33.A2" office:value-type="string">
            <text:p text:style-name="P9">Specializza</text:p>
          </table:table-cell>
          <table:table-cell table:style-name="Tabella33.B2" office:value-type="string">
            <text:p text:style-name="P11">N/D</text:p>
          </table:table-cell>
        </table:table-row>
        <table:table-row table:style-name="Tabella33.3">
          <table:table-cell table:style-name="Tabella33.A2" office:value-type="string">
            <text:p text:style-name="P9">Attori partecipanti</text:p>
          </table:table-cell>
          <table:table-cell table:style-name="Tabella33.B2" office:value-type="string">
            <text:p text:style-name="P15"><text:span text:style-name="T6">Iniziato da: </text:span><text:span text:style-name="T7">Impiegato</text:span></text:p>
          </table:table-cell>
        </table:table-row>
        <table:table-row table:style-name="Tabella33.3">
          <table:table-cell table:style-name="Tabella33.A2" office:value-type="string">
            <text:p text:style-name="P9">Entry condition</text:p>
          </table:table-cell>
          <table:table-cell table:style-name="Tabella33.B2" office:value-type="string">
            <text:p text:style-name="P15"><text:span text:style-name="T8">L'utente accede al sistema e viene riconosciuto come </text:span><text:span text:style-name="T7">Impiegato</text:span></text:p>
          </table:table-cell>
        </table:table-row>
        <table:table-row table:style-name="Tabella33.5">
          <table:table-cell table:style-name="Tabella33.A2" office:value-type="string">
            <text:p text:style-name="P9">Flusso di eventi</text:p>
          </table:table-cell>
          <table:table-cell table:style-name="Tabella33.B2" office:value-type="string">
            <text:list xml:id="list39199992" text:style-name="Numerazione_20_UC">
              <text:list-item text:start-value="1">
                <text:p text:style-name="P17"><text:span text:style-name="T9">L'utente accede alla sezione Stato Pagamenti</text:span></text:p>
                <text:p text:style-name="P20"/>
              </text:list-item>
              <text:list-item>
                <text:p text:style-name="P20">Il sistema mostra <text:span text:style-name="T10">la lista degl</text:span><text:span text:style-name="T9">i utenti con i relativi campi</text:span></text:p>
                <text:p text:style-name="P16"/>
              </text:list-item>
              <text:list-item>
                <text:p text:style-name="P12"><text:span text:style-name="T11">L'utente p</text:span><text:span text:style-name="T12">rende visione degli utenti che non hanno ancora effettuato il pagamento della rett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9">Exit condition</text:p>
          </table:table-cell>
          <table:table-cell table:style-name="Tabella33.B2" office:value-type="string">
            <text:p text:style-name="P13"><text:span text:style-name="T9">In caso di successo il sistema mostra la lista degli utenti con i relativi campi</text:span><text:span text:style-name="T13">.</text:span></text:p>
          </table:table-cell>
        </table:table-row>
        <table:table-row table:style-name="Tabella33.7">
          <table:table-cell table:style-name="Tabella33.A2" office:value-type="string">
            <text:p text:style-name="P9">Exception condition</text:p>
          </table:table-cell>
          <table:table-cell table:style-name="Tabella33.B2" office:value-type="string">
            <text:list xml:id="list39287937" text:style-name="L1">
              <text:list-item>
                <text:p text:style-name="P19">Nel caso di un errore utente, il sistema mostra all’utente un messaggio di errore che <text:span text:style-name="T14">ne indica la causa.</text:span></text:p>
              </text:list-item>
              <text:list-item>
                <text:p text:style-name="P19"><text:span text:style-name="T9">Il sistema offre la possibilità di ordinare gli utenti per “Cognome”, “Codice Fiscale”, “Stato Pagamento”, “Diritto Sconto”, “Diritto Cauzione”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9">Requisiti qualitativi</text:p>
          </table:table-cell>
          <table:table-cell table:style-name="Tabella33.B2" office:value-type="string">
            <text:p text:style-name="P14"><text:span text:style-name="T15">L'impiegato deve poter visualizzare l'elenco degli iscritti entro 20 secondi dalla richiesta</text:span></text:p>
          </table:table-cell>
        </table:table-row>
      </table:table>
      <text:p text:style-name="P1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24:08.77</meta:creation-date>
    <dc:date>2012-10-22T19:25:35.72</dc:date>
    <meta:editing-duration>P0D</meta:editing-duration>
    <meta:editing-cycles>5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34" meta:character-count="866" meta:non-whitespace-character-count="756"/>
  </office:meta>
</office:document-meta>
</file>